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9a28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officeooo:rsid="001c2e98"/>
    </style:style>
    <style:style style:name="T2" style:family="text">
      <style:text-properties fo:font-variant="normal" fo:text-transform="none" fo:color="#770088" style:font-name="monospace" fo:font-size="9.75pt" fo:letter-spacing="normal" fo:font-style="normal"/>
    </style:style>
    <style:style style:name="T3" style:family="text">
      <style:text-properties fo:font-variant="normal" fo:text-transform="none" fo:color="#235a81" style:text-line-through-style="none" style:text-line-through-type="none" style:font-name="monospace" fo:font-size="9.75pt" fo:letter-spacing="normal" fo:font-style="normal" style:text-underline-style="none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dotted #000000"/>
    </style:style>
    <style:style style:name="T4" style:family="text">
      <style:text-properties fo:font-variant="normal" fo:text-transform="none" fo:color="#444444" fo:letter-spacing="normal"/>
    </style:style>
    <style:style style:name="T5" style:family="text">
      <style:text-properties fo:font-variant="normal" fo:text-transform="none" fo:color="#444444" style:font-name="monospace" fo:font-size="9.75pt" fo:letter-spacing="normal" fo:font-style="normal"/>
    </style:style>
    <style:style style:name="T6" style:family="text">
      <style:text-properties fo:font-variant="normal" fo:text-transform="none" fo:color="#ff00ff" style:font-name="monospace" fo:font-size="9.75pt" fo:letter-spacing="normal" fo:font-style="normal"/>
    </style:style>
    <style:style style:name="T7" style:family="text">
      <style:text-properties fo:font-variant="normal" fo:text-transform="none" fo:color="#aa1111" style:font-name="monospace" fo:font-size="9.75pt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coordonneesgps.net/coordonnees-gps/nogent-sur-oise-60180-32709-ville" text:style-name="Internet_20_link" text:visited-style-name="Visited_20_Internet_20_Link">https://www.coordonneesgps.net/coordonnees-gps/nogent-sur-oise-60180-32709-vill</text:a><text:a xlink:type="simple" xlink:href="https://www.coordonneesgps.net/coordonnees-gps/nogent-sur-oise-60180-32709-ville" text:style-name="Internet_20_link" text:visited-style-name="Visited_20_Internet_20_Link"><text:span text:style-name="T1">e</text:span></text:a></text:p>
      <text:p text:style-name="P1"><text:a xlink:type="simple" xlink:href="https://www.coordonneesgps.net/coordonnees-gps/creil-60100-32444-ville" text:style-name="Internet_20_link" text:visited-style-name="Visited_20_Internet_20_Link">https://www.coordonneesgps.net/coordonnees-gps/creil-60100-32444-ville</text:a></text:p>
      <text:p text:style-name="P1"><text:a xlink:type="simple" xlink:href="https://www.coordonneesgps.net/coordonnees-gps/montataire-60160-32666-ville" text:style-name="Internet_20_link" text:visited-style-name="Visited_20_Internet_20_Link">https://www.coordonneesgps.net/coordonnees-gps/montataire-60160-32666-ville</text:a></text:p>
      <text:p text:style-name="P1"/>
      <text:p text:style-name="P1">https://ville-data.com/nombre-d-habitants/Nogent-sur-Oise-60-60463</text:p>
      <text:p text:style-name="P1"><text:a xlink:type="simple" xlink:href="https://ville-data.com/nombre-d-habitants/Creil-60-60175" text:style-name="Internet_20_link" text:visited-style-name="Visited_20_Internet_20_Link">https://ville-data.com/nombre-d-habitants/Creil-60-60175</text:a></text:p>
      <text:p text:style-name="P1">https://ville-data.com/nombre-d-habitants/Montataire-60-60414</text:p>
      <text:p text:style-name="P1"/>
      <text:p text:style-name="P1"/>
      <text:p text:style-name="P1">INSERT INTO villes_200 (population,nom_ville,longitude,latitude,code_commune,code_postal,dpt_ville)</text:p>
      <text:p text:style-name="P2">VALUES (20518,'nogent sur oise',2.46667,49.26667,60463,60180,60),(37400,'creil',2.48333,49.26667,60175,60100,60),(13856,'montataire',2.43333,49.26667,60414,60160,60)</text:p>
      <text:p text:style-name="P2"/>
      <text:p text:style-name="P2">ALTER TABLE regions ADD capt_region VARCHAR(255)</text:p>
      <text:p text:style-name="P3"/>
      <text:p text:style-name="P3"><text:a xlink:type="simple" xlink:href="http://localhost/phpmyadmin/url.php?url=https://dev.mysql.com/doc/refman/8.0/en/delete.html" office:target-frame-name="mysql_doc" xlink:show="replace" text:style-name="Internet_20_link" text:visited-style-name="Visited_20_Internet_20_Link"><text:span text:style-name="T3">DELETE</text:span></text:a><text:span text:style-name="T4"> </text:span><text:span text:style-name="T2">FROM</text:span><text:span text:style-name="T4"> </text:span><text:span text:style-name="T5">regions</text:span><text:span text:style-name="T4"> </text:span><text:span text:style-name="T2">WHERE</text:span><text:span text:style-name="T4"> </text:span><text:span text:style-name="T5">nom_region</text:span><text:span text:style-name="T6">=</text:span><text:span text:style-name="T7">'nom_region'</text:span><text:span text:style-name="T5">;</text:span> </text:p>
      <text:p text:style-name="P3"/>
      <text:p text:style-name="P3">SELECT nom_ville FROM villes_200 JOIN departements ON villes_200.dpt_ville=departements.num_dpt JOIN regions ON regions.code_region=departements.code_region</text:p>
      <text:p text:style-name="P3"/>
      <text:p text:style-name="P3">SELECT nom_ville FROM villes_200 JOIN departements ON villes_200.dpt_ville=departements.num_dpt JOIN regions ON regions.code_region=departements.code_region WHERE code_commune=code_commune_cap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9T18:19:14.049000000</meta:creation-date>
    <meta:generator>LibreOffice/6.4.6.2$Windows_X86_64 LibreOffice_project/0ce51a4fd21bff07a5c061082cc82c5ed232f115</meta:generator>
    <dc:date>2021-10-19T22:57:59.394000000</dc:date>
    <meta:editing-duration>PT14M9S</meta:editing-duration>
    <meta:editing-cycles>7</meta:editing-cycles>
    <meta:document-statistic meta:table-count="0" meta:image-count="0" meta:object-count="0" meta:page-count="1" meta:paragraph-count="12" meta:word-count="51" meta:character-count="1120" meta:non-whitespace-character-count="1080"/>
  </office:meta>
</office:document-meta>
</file>